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41CBC0D58596232822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3.317cm" draw:z-index="0"><draw:image xlink:href="Pictures/10000000000002FF0000041CBC0D5859623282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30:15.878116802</meta:creation-date>
    <dc:date>2023-12-05T10:30:54.930959019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